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70000025BA96B0FC0.png"/>
  <manifest:file-entry manifest:media-type="image/png" manifest:full-path="Pictures/10000000000004B700000258F2347280.png"/>
  <manifest:file-entry manifest:media-type="image/png" manifest:full-path="Pictures/100000000000025C000002597EC842F7.png"/>
  <manifest:file-entry manifest:media-type="image/png" manifest:full-path="Pictures/10000000000004B60000025A860A895F.png"/>
  <manifest:file-entry manifest:media-type="image/png" manifest:full-path="Pictures/100000000000025C0000025AAFA2A1DF.png"/>
  <manifest:file-entry manifest:media-type="image/png" manifest:full-path="Pictures/10000000000004B50000025DFF644B43.png"/>
  <manifest:file-entry manifest:media-type="image/png" manifest:full-path="Pictures/10000000000004B5000002564F40E413.png"/>
  <manifest:file-entry manifest:media-type="image/png" manifest:full-path="Pictures/10000000000004B50000025839BA24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9252in" svg:height="3.4764in" draw:z-index="0"><draw:image xlink:href="Pictures/10000000000004B50000025DFF644B43.png" xlink:type="simple" xlink:show="embed" xlink:actuate="onLoad"/></draw:frame><draw:frame draw:style-name="fr2" draw:name="graphics2" text:anchor-type="paragraph" svg:x="0in" svg:y="4.778in" svg:width="6.9252in" svg:height="3.448in" draw:z-index="4"><draw:image xlink:href="Pictures/10000000000004B50000025839BA24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3" text:anchor-type="paragraph" svg:x="0.0626in" svg:y="-0.061in" svg:width="6.9252in" svg:height="3.4362in" draw:z-index="1"><draw:image xlink:href="Pictures/10000000000004B5000002564F40E413.png" xlink:type="simple" xlink:show="embed" xlink:actuate="onLoad"/></draw:frame><draw:frame draw:style-name="fr2" draw:name="graphics4" text:anchor-type="paragraph" svg:x="0.0681in" svg:y="4.5547in" svg:width="6.9252in" svg:height="3.4425in" draw:z-index="2"><draw:image xlink:href="Pictures/10000000000004B700000258F234728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graphics5" text:anchor-type="paragraph" svg:x="0.1575in" svg:y="-0.0839in" svg:width="2.6098in" svg:height="3.4555in" draw:z-index="3"><draw:image xlink:href="Pictures/100000000000025C0000025AAFA2A1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6" text:anchor-type="paragraph" svg:width="6.9252in" svg:height="3.4563in" draw:z-index="5"><draw:image xlink:href="Pictures/10000000000004B60000025A860A895F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graphics7" text:anchor-type="paragraph" svg:width="6.9252in" svg:height="3.4591in" draw:z-index="6"><draw:image xlink:href="Pictures/10000000000004B70000025BA96B0FC0.png" xlink:type="simple" xlink:show="embed" xlink:actuate="onLoad"/></draw:frame><text:soft-page-break/></text:p>
      <text:p text:style-name="P1"><draw:frame draw:style-name="fr2" draw:name="graphics8" text:anchor-type="paragraph" svg:x="2.0028in" svg:y="0.5035in" svg:width="2.9201in" svg:height="2.7575in" draw:z-index="7"><draw:image xlink:href="Pictures/100000000000025C000002597EC842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LL </meta:initial-creator>
    <meta:creation-date>2011-07-13T16:31:13</meta:creation-date>
    <dc:date>2011-07-13T19:16:37</dc:date>
    <dc:creator>DELL </dc:creator>
    <meta:editing-duration>PT2H14M43S</meta:editing-duration>
    <meta:editing-cycles>2</meta:editing-cycles>
    <meta:generator>LibreOffice/3.3$Linux LibreOffice_project/330m19$Build-202</meta:generator>
    <meta:document-statistic meta:table-count="0" meta:image-count="8" meta:object-count="0" meta:page-count="4" meta:paragraph-count="0" meta:word-count="0" meta:character-count="0"/>
  </office:meta>
</office:document-meta>
</file>